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2b2b2b" draw:opacity="100%"/>
      <style:paragraph-properties fo:background-color="#2b2b2b"/>
    </style:style>
    <style:style style:name="P2" style:family="paragraph">
      <loext:graphic-properties draw:fill="solid" draw:fill-color="#2b2b2b" draw:opacity="100%"/>
      <style:paragraph-properties fo:background-color="#2b2b2b"/>
    </style:style>
    <style:style style:name="T1" style:family="text">
      <style:text-properties fo:language="fr" fo:country="FR"/>
    </style:style>
    <style:style style:name="T2" style:family="text">
      <style:text-properties officeooo:rsid="001b3c1f"/>
    </style:style>
    <style:style style:name="T3" style:family="text">
      <style:text-properties officeooo:rsid="001d28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SON<text:bookmark text:name="tw-target-text"/> : <text:span text:style-name="T1">INCENDIE VOLONTAIRE</text:span></text:p>
      <text:p text:style-name="P1"/>
      <text:p text:style-name="P1">ASSAULT : <text:span text:style-name="T1">AGRESSION</text:span></text:p>
      <text:p text:style-name="P1"/>
      <text:p text:style-name="P1">BATTERY : <text:s/>is a criminal <text:a xlink:type="simple" xlink:href="https://en.wikipedia.org/wiki/Offence_(law)" text:style-name="Internet_20_link" text:visited-style-name="Visited_20_Internet_20_Link">offense</text:a> involving the unlawful physical acting upon a threat, distinct from <text:a xlink:type="simple" xlink:href="https://en.wikipedia.org/wiki/Assault" text:style-name="Internet_20_link" text:visited-style-name="Visited_20_Internet_20_Link">assault</text:a> which is the act of creating apprehension of such contact.</text:p>
      <text:p text:style-name="P1"/>
      <text:p text:style-name="P1">BURGLARY : <text:s/>also called breaking and entering[1] and sometimes housebreaking,[2] is an unlawful entry into a building or other location for the purposes of committing an offence. Usually that offence is theft, but most jurisdictions include others within the ambit of burglary. To engage in the act of burglary is to burgle in British English, a term back-formed from the word burglar, or to burglarize in American English.</text:p>
      <text:p text:style-name="P1"/>
      <text:p text:style-name="P1">CRIM SEXUAL ASSAULT</text:p>
      <text:p text:style-name="P1"/>
      <text:p text:style-name="P1">CRIMINAL DAMAGE</text:p>
      <text:p text:style-name="P1"/>
      <text:p text:style-name="P1">CRIMINAL TRESPASS : Someone caught trespassing on another person’s property can face trouble, even possibly a civil lawsuit. But trespass is first and foremost a criminal offense</text:p>
      <text:p text:style-name="P1"/>
      <text:p text:style-name="P1">DECEPTIVE PRACTICE : Les pratiques déloyales et trompeuses sont couvertes par le chapitre 720 ILCS 5/17-1. Les exemples typiques de cas de pratiques déloyales et trompeuses comprennent la rédaction d'un chèque sans provision pour l'obtention d'un bien ou une fausse déclaration faite à une banque pour obtenir un prêt,</text:p>
      <text:p text:style-name="P1"/>
      <text:p text:style-name="P1">HOMICIDE : </text:p>
      <text:p text:style-name="P1"/>
      <text:p text:style-name="P1">INTERFERENCE WITH PUBLIC OFFICER : </text:p>
      <text:p text:style-name="P1"/>
      <text:p text:style-name="P1">INTIMIDATION</text:p>
      <text:p text:style-name="P1"/>
      <text:p text:style-name="P1">KIDNAPPING</text:p>
      <text:p text:style-name="P1"/>
      <text:p text:style-name="P1">LIQUOR LAW VIOLATION : <text:bookmark text:name="tw-target-text2"/><text:span text:style-name="T1">VIOLATION DU DROIT DES ALCOOLS</text:span></text:p>
      <text:p text:style-name="P1"/>
      <text:p text:style-name="P1"/>
      <text:p text:style-name="P1">MOTOR VEHICLE THEFT</text:p>
      <text:p text:style-name="P1"/>
      <text:p text:style-name="P1">NARCOTICS</text:p>
      <text:p text:style-name="P1"/>
      <text:p text:style-name="P1">OFFENSE INVOLVING CHILDREN</text:p>
      <text:p text:style-name="P1"/>
      <text:p text:style-name="P1">OTHER OFFENSE</text:p>
      <text:p text:style-name="P1"/>
      <text:p text:style-name="P1">PROSTITUTION</text:p>
      <text:p text:style-name="P1"/>
      <text:p text:style-name="P1">PUBLIC PEACE VIOLATION</text:p>
      <text:p text:style-name="P1"/>
      <text:p text:style-name="P1">ROBBERY : The crimes of theft and robbery can easily be confused because both involve taking someone else’s money or property.</text:p>
      <text:p text:style-name="P1"/>
      <text:p text:style-name="P1">SEX OFFENSE</text:p>
      <text:p text:style-name="P1"/>
      <text:p text:style-name="P1">STALKING : <text:span text:style-name="T3">traquer</text:span></text:p>
      <text:p text:style-name="P1"/>
      <text:p text:style-name="P1">THEFT : <text:span text:style-name="T2">vol</text:span></text:p>
      <text:p text:style-name="P1"/>
      <text:p text:style-name="P1">WEAPONS VIOLATION</text:p>
      <text:p text:style-name="P1"/>
      <text:p text:style-name="P1">GAMBLING : <text:span text:style-name="T3">jeux d’argent</text:span></text:p>
      <text:p text:style-name="P1"/>
      <text:p text:style-name="P1"><text:soft-page-break/>PUBLIC INDECENCY</text:p>
      <text:p text:style-name="P1"/>
      <text:p text:style-name="P1">OBSCENITY</text:p>
      <text:p text:style-name="P1"/>
      <text:p text:style-name="P1">NON-CRIMINAL</text:p>
      <text:p text:style-name="P1"/>
      <text:p text:style-name="P1">OTHER NARCOTIC VIOLATION</text:p>
      <text:p text:style-name="P1"/>
      <text:p text:style-name="P1">NON-CRIMINAL (SUBJECT SPECIFI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21:44.809391895</meta:creation-date>
    <dc:date>2019-02-06T17:51:59.124121228</dc:date>
    <meta:editing-duration>PT38M23S</meta:editing-duration>
    <meta:editing-cycles>1</meta:editing-cycles>
    <meta:document-statistic meta:table-count="0" meta:image-count="0" meta:object-count="0" meta:page-count="2" meta:paragraph-count="30" meta:word-count="259" meta:character-count="1688" meta:non-whitespace-character-count="1455"/>
    <meta:generator>LibreOffice/6.0.7.3$Linux_X86_64 LibreOffice_project/00m0$Build-3</meta:generator>
  </office:meta>
</office:document-meta>
</file>